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ira Mono" svg:font-family="'Fira Mono'" style:font-pitch="fixed"/>
    <style:font-face style:name="Ubuntu Mono" svg:font-family="'Ubuntu Mono'" style:font-pitch="fixed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27d2a3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font-weight="bold" officeooo:paragraph-rsid="0027d2a3" fo:background-color="transparent" style:font-size-asian="18pt" style:font-weight-asian="bold" style:font-name-complex="Times New Roman2" style:font-size-complex="18pt"/>
    </style:style>
    <style:style style:name="P8" style:family="paragraph" style:parent-style-name="Standard">
      <style:text-properties style:font-name="Times New Roman" fo:font-size="18pt" fo:font-weight="bold" officeooo:paragraph-rsid="0027d2a3" fo:background-color="transparent" style:font-size-asian="18pt" style:font-weight-asian="bold" style:font-name-complex="Times New Roman2" style:font-size-complex="18pt"/>
    </style:style>
    <style:style style:name="P9" style:family="paragraph" style:parent-style-name="Standard">
      <style:paragraph-properties fo:text-align="center" style:justify-single-word="false"/>
      <style:text-properties officeooo:paragraph-rsid="0027d2a3" fo:background-color="transparent"/>
    </style:style>
    <style:style style:name="P10" style:family="paragraph" style:parent-style-name="Standard">
      <style:paragraph-properties fo:margin-top="0cm" fo:margin-bottom="0.282cm" loext:contextual-spacing="false" fo:line-height="150%"/>
      <style:text-properties style:font-name="Times New Roman1" fo:font-size="14pt" officeooo:rsid="0011d073" officeooo:paragraph-rsid="0011d073" style:font-size-asian="14pt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14" style:family="paragraph" style:parent-style-name="Standard">
      <style:paragraph-properties fo:margin-top="0cm" fo:margin-bottom="0cm" loext:contextual-spacing="false" fo:line-height="150%" fo:text-align="start" style:justify-single-word="false">
        <style:tab-stops>
          <style:tab-stop style:position="6.267cm"/>
        </style:tab-stops>
      </style:paragraph-properties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Ayuthaya" fo:font-size="10pt" fo:language="en" fo:country="GB" style:font-name-asian="Calibri1" style:font-size-asian="10pt" style:language-asian="en" style:country-asian="US" style:font-name-complex="Ayuthaya1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Ubuntu Mono" fo:font-size="10pt" fo:language="en" fo:country="GB" style:font-name-asian="Calibri1" style:font-size-asian="10pt" style:language-asian="en" style:country-asian="US" style:font-name-complex="Ayuthaya1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Ubuntu Mono" fo:font-size="10pt" fo:language="en" fo:country="GB" fo:font-weight="normal" style:font-name-asian="Calibri1" style:font-size-asian="10pt" style:language-asian="en" style:country-asian="US" style:font-weight-asian="normal" style:font-name-complex="Ayuthaya1" style:font-size-complex="10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 Mono" fo:font-size="10pt" fo:font-weight="normal" style:font-size-asian="10pt" style:font-weight-asian="normal" style:font-name-complex="Times New Roman2" style:font-size-complex="10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 Mono" style:font-name-complex="Times New Roman2"/>
    </style:style>
    <style:style style:name="P2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27d2a3" fo:background-color="transparent"/>
    </style:style>
    <style:style style:name="P22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23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officeooo:paragraph-rsid="0027d2a3" fo:background-color="transparent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officeooo:rsid="0011d073" officeooo:paragraph-rsid="0011d073" style:font-size-asian="14pt" style:font-name-complex="Times New Roman2" style:font-size-complex="14pt"/>
    </style:style>
    <style:style style:name="P2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left="-0.2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paragraph-rsid="0027d2a3" fo:background-color="transparent" style:font-size-asian="14pt" style:font-name-complex="Times New Roman2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officeooo:paragraph-rsid="0027d2a3" fo:background-color="transparent" style:font-size-asian="14pt" style:font-name-complex="Times New Roman2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7d2a3" fo:background-color="transparent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rsid="0028e297" officeooo:paragraph-rsid="0028e297" fo:background-color="transparent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27d2a3" fo:background-color="transparent" style:font-name-asian="Times New Roman2" style:font-size-asian="14pt" style:font-name-complex="Times New Roman2" style:font-size-complex="14pt"/>
    </style:style>
    <style:style style:name="P33" style:family="paragraph" style:parent-style-name="Standard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 Mono" fo:font-size="10pt" fo:font-weight="normal" style:font-size-asian="10pt" style:font-weight-asian="normal" style:font-name-complex="Times New Roman2" style:font-size-complex="10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Fira Mono" fo:font-size="11pt" fo:language="en" fo:country="GB" fo:font-weight="normal" style:font-name-asian="Calibri1" style:font-size-asian="11pt" style:language-asian="en" style:country-asian="US" style:font-weight-asian="normal" style:font-name-complex="Ayuthaya1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Fira Mono" fo:font-size="11pt" fo:language="en" fo:country="GB" fo:font-weight="normal" officeooo:rsid="00320c32" officeooo:paragraph-rsid="00320c32" style:font-name-asian="Calibri1" style:font-size-asian="11pt" style:language-asian="en" style:country-asian="US" style:font-weight-asian="normal" style:font-name-complex="Ayuthaya1" style:font-size-complex="11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Fira Mono" fo:font-size="11pt" fo:language="en" fo:country="GB" style:font-name-asian="Calibri1" style:font-size-asian="11pt" style:language-asian="en" style:country-asian="US" style:font-name-complex="Ayuthaya1" style:font-size-complex="11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Fira Mono" fo:font-size="11pt" fo:language="en" fo:country="GB" fo:font-weight="bold" officeooo:rsid="00320c32" officeooo:paragraph-rsid="00320c32" style:font-name-asian="Calibri1" style:font-size-asian="11pt" style:language-asian="en" style:country-asian="US" style:font-weight-asian="bold" style:font-name-complex="Ayuthaya1" style:font-size-complex="11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Fira Mono" fo:font-size="11pt" fo:language="en" fo:country="GB" fo:font-weight="bold" style:font-name-asian="Calibri1" style:font-size-asian="11pt" style:language-asian="en" style:country-asian="US" style:font-weight-asian="bold" style:font-name-complex="Ayuthaya1" style:font-size-complex="11pt"/>
    </style:style>
    <style:style style:name="P40" style:family="paragraph" style:parent-style-name="Standard">
      <style:paragraph-properties fo:margin-top="0cm" fo:margin-bottom="0cm" loext:contextual-spacing="false"/>
      <style:text-properties style:font-name="Fira Mono" fo:font-size="11pt" style:font-size-asian="11pt" style:font-size-complex="11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Fira Mono" fo:font-size="11pt" style:font-size-asian="11pt" style:font-size-complex="11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fo:background-color="transparent" style:writing-mode="lr-tb">
        <style:tab-stops>
          <style:tab-stop style:position="6.267cm"/>
        </style:tab-stops>
      </style:paragraph-properties>
      <style:text-properties style:font-name="Times New Roman" fo:font-size="14pt" officeooo:rsid="00301f79" officeooo:paragraph-rsid="00301f79" style:font-size-asian="14pt" style:font-name-complex="Times New Roman2" style:font-size-complex="14pt"/>
    </style:style>
    <style:style style:name="P43" style:family="paragraph" style:parent-style-name="List_20_Paragraph" style:list-style-name="WWNum1">
      <style:text-properties style:font-name="Times New Roman" fo:font-size="14pt" style:font-size-asian="14pt" style:font-name-complex="Times New Roman2" style:font-size-complex="14pt"/>
    </style:style>
    <style:style style:name="P44" style:family="paragraph" style:parent-style-name="List_20_Paragraph" style:list-style-name="WWNum2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5" style:family="paragraph" style:parent-style-name="List_20_Paragraph" style:list-style-name="WWNum2">
      <style:paragraph-properties fo:margin-top="0cm" fo:margin-bottom="0cm" loext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font-weight="bold" officeooo:rsid="00297ad3" officeooo:paragraph-rsid="00297ad3" style:font-weight-asian="bold" style:font-weight-complex="bold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28f24f" style:font-size-asian="14pt" style:font-name-complex="Times New Roman2" style:font-size-complex="14pt"/>
    </style:style>
    <style:style style:name="T3" style:family="text">
      <style:text-properties style:font-name="Times New Roman" fo:font-size="14pt" officeooo:rsid="002931ea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29f593" style:font-size-asian="14pt" style:font-name-complex="Times New Roman2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8" style:family="text">
      <style:text-properties style:font-name="Times New Roman" fo:font-size="14pt" fo:language="en" fo:country="US" fo:font-weight="bold" officeooo:rsid="0028e297" style:font-size-asian="14pt" style:font-weight-asian="bold" style:font-name-complex="Times New Roman2" style:font-size-complex="14pt"/>
    </style:style>
    <style:style style:name="T9" style:family="text">
      <style:text-properties style:font-name="Times New Roman" fo:font-size="14pt" fo:language="en" fo:country="US" fo:font-weight="bold" style:font-name-asian="Calibri1" style:font-size-asian="14pt" style:language-asian="en" style:country-asian="US" style:font-weight-asian="bold" style:font-name-complex="Times New Roman2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11" style:family="text">
      <style:text-properties style:font-name="Times New Roman" fo:font-size="14pt" fo:language="en" fo:country="US" officeooo:rsid="0028f24f" style:font-size-asian="14pt" style:font-name-complex="Times New Roman2" style:font-size-complex="14pt"/>
    </style:style>
    <style:style style:name="T12" style:family="text">
      <style:text-properties style:font-name="Times New Roman" fo:font-size="14pt" fo:language="en" fo:country="US" officeooo:rsid="0029f593" style:font-size-asian="14pt" style:font-name-complex="Times New Roman2" style:font-size-complex="14pt"/>
    </style:style>
    <style:style style:name="T13" style:family="text">
      <style:text-properties style:font-name="Times New Roman" fo:font-size="14pt" fo:language="en" fo:country="GB" fo:font-weight="bold" style:font-name-asian="Calibri1" style:font-size-asian="14pt" style:language-asian="en" style:country-asian="US" style:font-weight-asian="bold" style:font-name-complex="Times New Roman2" style:font-size-complex="14pt"/>
    </style:style>
    <style:style style:name="T14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15" style:family="text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T16" style:family="text">
      <style:text-properties fo:color="#000000" style:font-name="Times New Roman" fo:font-size="14pt" fo:language="en" fo:country="US" officeooo:rsid="0027d2a3" style:font-name-asian="Times New Roman2" style:font-size-asian="14pt" style:font-name-complex="Times New Roman2" style:font-size-complex="14pt"/>
    </style:style>
    <style:style style:name="T17" style:family="text">
      <style:text-properties fo:color="#000000"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18" style:family="text">
      <style:text-properties officeooo:rsid="001371d3"/>
    </style:style>
    <style:style style:name="T19" style:family="text">
      <style:text-properties officeooo:rsid="0028f24f"/>
    </style:style>
    <style:style style:name="T20" style:family="text">
      <style:text-properties fo:font-weight="bold" style:font-weight-asian="bold" style:font-name-complex="Times New Roman2"/>
    </style:style>
    <style:style style:name="T21" style:family="text">
      <style:text-properties officeooo:rsid="002bb462"/>
    </style:style>
    <style:style style:name="T22" style:family="text">
      <style:text-properties officeooo:rsid="002c63a8"/>
    </style:style>
    <style:style style:name="T23" style:family="text">
      <style:text-properties officeooo:rsid="00320c32"/>
    </style:style>
    <style:style style:name="T24" style:family="text">
      <style:text-properties fo:font-size="14pt" fo:font-weight="bold" style:font-size-asian="14pt" style:font-weight-asian="bold" style:font-name-complex="Times New Roman2" style:font-size-complex="14pt"/>
    </style:style>
    <style:style style:name="T25" style:family="text">
      <style:text-properties fo:font-size="14pt" fo:language="en" fo:country="US" fo:font-weight="bold" style:font-size-asian="14pt" style:font-weight-asian="bold" style:font-name-complex="Times New Roman2" style:font-size-complex="14pt"/>
    </style:style>
    <style:style style:name="T26" style:family="text">
      <style:text-properties fo:font-size="14pt" fo:language="en" fo:country="US" fo:font-weight="bold" style:font-name-asian="Calibri1" style:font-size-asian="14pt" style:language-asian="en" style:country-asian="US" style:font-weight-asian="bold" style:font-name-complex="Times New Roman2" style:font-size-complex="14pt"/>
    </style:style>
    <style:style style:name="T27" style:family="text">
      <style:text-properties fo:font-size="14pt" fo:language="en" fo:country="GB" fo:font-weight="bold" style:font-name-asian="Calibri1" style:font-size-asian="14pt" style:language-asian="en" style:country-asian="US" style:font-weight-asian="bold" style:font-name-complex="Times New Roman2" style:font-size-complex="14pt"/>
    </style:style>
    <style:style style:name="T28" style:family="text">
      <style:text-properties fo:language="en" fo:country="US" fo:font-weight="bold" style:font-weight-asian="bold" style:font-name-complex="Times New Roman2"/>
    </style:style>
    <style:style style:name="T29" style:family="text">
      <style:text-properties fo:language="en" fo:country="US" fo:font-weight="bold" style:font-name-asian="Calibri1" style:language-asian="en" style:country-asian="US" style:font-weight-asian="bold" style:font-name-complex="Times New Roman2"/>
    </style:style>
    <style:style style:name="T30" style:family="text">
      <style:text-properties fo:language="en" fo:country="GB" fo:font-weight="bold" style:font-name-asian="Calibri1" style:language-asian="en" style:country-asian="US" style:font-weight-asian="bold" style:font-name-complex="Times New Roman2"/>
    </style:style>
    <style:style style:name="T31" style:family="text">
      <style:text-properties officeooo:rsid="00346bb6"/>
    </style:style>
    <style:style style:name="T3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осковский Авиационный Институт</text:p>
      <text:p text:style-name="P28">(Национальный Исследовательский Университет)</text:p>
      <text:p text:style-name="P28">Факультет информационных технологий и прикладной математики</text:p>
      <text:p text:style-name="P28">Кафедра вычислительной математики и программирования</text:p>
      <text:p text:style-name="P7"/>
      <text:p text:style-name="P7"/>
      <text:p text:style-name="P9"><text:span text:style-name="T5">Лабораторная работ №</text:span><text:span text:style-name="T8">4</text:span><text:span text:style-name="T5"> по курсу</text:span><text:span text:style-name="T7"> </text:span></text:p>
      <text:p text:style-name="P29">«Операционные системы»</text:p>
      <text:p text:style-name="P6"/>
      <text:p text:style-name="P30">File mapping</text:p>
      <text:p text:style-name="P8"/>
      <text:p text:style-name="P7"/>
      <text:p text:style-name="P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2"/>
      <text:p text:style-name="P22"/>
      <text:p text:style-name="P22"/>
      <text:p text:style-name="P22"/>
      <text:p text:style-name="P22"/>
      <text:p text:style-name="P22"/>
      <text:p text:style-name="P21"><text:span text:style-name="T15">Студент: </text:span><text:span text:style-name="T16">Черемисинов Максим Леонидович</text:span></text:p>
      <text:p text:style-name="P23"><text:span text:style-name="T15">Группа: М80 – 20</text:span><text:span text:style-name="T16">1</text:span><text:span text:style-name="T15">Б-18</text:span></text:p>
      <text:p text:style-name="P23"><text:span text:style-name="T15">Вариант: </text:span><text:span text:style-name="T16">17</text:span></text:p>
      <text:p text:style-name="P11">Преподаватель: Соколов Андрей <text:s/>Алексеевич</text:p>
      <text:p text:style-name="P11">Оценка: ___________</text:p>
      <text:p text:style-name="P11">Дата: ___________</text:p>
      <text:p text:style-name="P21"><text:span text:style-name="T17">Подпись</text:span><text:span text:style-name="T15">: ___________</text:span></text:p>
      <text:p text:style-name="P12"/>
      <text:p text:style-name="P12"/>
      <text:p text:style-name="P12">Москва, 2019</text:p>
      <text:p text:style-name="P4"><text:soft-page-break/>Содержание</text:p>
      <text:list xml:id="list2697562214" text:style-name="WWNum1">
        <text:list-item>
          <text:p text:style-name="P43">Постановка задачи</text:p>
        </text:list-item>
        <text:list-item>
          <text:p text:style-name="P43">Общие сведения о программе</text:p>
        </text:list-item>
        <text:list-item>
          <text:p text:style-name="P43">Общий метод и алгоритм решения</text:p>
        </text:list-item>
        <text:list-item>
          <text:p text:style-name="P43">Основные файлы программы</text:p>
        </text:list-item>
        <text:list-item>
          <text:p text:style-name="P43">Демонстрация работы программы</text:p>
        </text:list-item>
        <text:list-item>
          <text:p text:style-name="P43">Вывод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5">Постановка задачи</text:span><text:span text:style-name="T1">.</text:span></text:p>
      <text:p text:style-name="P25">Написать программу по работе с очередью. Команды считываются в родительском процессе и поступают на обработку в дочерний процесс, в котором происходят все вычисления, после чего ответ поступает в родительский процесс. <text:span text:style-name="T19">Коммуникация между процессами происходит при помощи file mapping.</text:span></text:p>
      <text:p text:style-name="P26"/>
      <text:p text:style-name="P15">Общие сведения о программе</text:p>
      <text:p text:style-name="P14"><text:span text:style-name="T1">Программа </text:span><text:span text:style-name="T4">состоит</text:span><text:span text:style-name="T1"> из файлов: </text:span><text:span text:style-name="T10">main.c, </text:span><text:span text:style-name="T11">lib.c,</text:span><text:span text:style-name="T10"> queue.c, </text:span><text:span text:style-name="T12">lib.h, queue.h</text:span><text:span text:style-name="T1">. </text:span><text:span text:style-name="T10"><text:s/></text:span><text:span text:style-name="T1">В программе используются следующие </text:span><text:span text:style-name="T2">функции</text:span><text:span text:style-name="T10">:</text:span></text:p>
      <text:list xml:id="list2574776461" text:style-name="WWNum2">
        <text:list-item>
          <text:p text:style-name="P44"><text:span text:style-name="T7">write</text:span><text:span text:style-name="T1"> – запис</text:span><text:span text:style-name="T3">ь</text:span><text:span text:style-name="T1"> данных в файл</text:span><text:span text:style-name="T10">.</text:span></text:p>
        </text:list-item>
        <text:list-item>
          <text:p text:style-name="P44"><text:span text:style-name="T7">fork</text:span><text:span text:style-name="T1"> </text:span><text:span text:style-name="T10">– </text:span><text:span text:style-name="T1">создани</text:span><text:span text:style-name="T3">е</text:span><text:span text:style-name="T1"> дочернего процесса.</text:span></text:p>
        </text:list-item>
        <text:list-item>
          <text:p text:style-name="P45"><text:span text:style-name="T1">mmap —</text:span><text:span text:style-name="T14"> отображение файла в память</text:span></text:p>
        </text:list-item>
        <text:list-item>
          <text:p text:style-name="P45"><text:span text:style-name="T1">munmap</text:span><text:span text:style-name="T14"> — удаление отображения.</text:span></text:p>
        </text:list-item>
        <text:list-item>
          <text:p text:style-name="P45"><text:span text:style-name="T1">sem_open</text:span><text:span text:style-name="T14"> — инициализация и открытие семафора</text:span></text:p>
        </text:list-item>
        <text:list-item>
          <text:p text:style-name="P45"><text:span text:style-name="T1">sem_wait </text:span><text:span text:style-name="T14">— блокировка</text:span></text:p>
        </text:list-item>
        <text:list-item>
          <text:p text:style-name="P45"><text:span text:style-name="T1">sem_post </text:span><text:span text:style-name="T14">— разблокировка</text:span></text:p>
        </text:list-item>
        <text:list-item>
          <text:p text:style-name="P45"><text:span text:style-name="T1">sem_close </text:span><text:span text:style-name="T14">— закрытие семафора</text:span></text:p>
        </text:list-item>
        <text:list-item>
          <text:p text:style-name="P45"><text:span text:style-name="T1">sem_unlink</text:span><text:span text:style-name="T14"> — удаление семафора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<text:soft-page-break/><text:span text:style-name="T5">Общий метод и алгоритм решения</text:span><text:span text:style-name="T1">.</text:span></text:p>
      <text:p text:style-name="P24">Пользователь вводит команды в <text:s/>STDIN, <text:span text:style-name="T21">одновременно записывая их в отмапленную память</text:span>. <text:span text:style-name="T21">В дочернем процессе команда </text:span>проверяет<text:span text:style-name="T21">ся</text:span> на корректность. Если команда некорректна, то соответствующее сообщение передается родительскому процессу. Если корректна, то производ<text:span text:style-name="T22">я</text:span>т<text:span text:style-name="T22">ся</text:span> необходимые действия над очередью.</text:p>
      <text:p text:style-name="P42">Очередность работы родителя и потомка осуществляется при помощи семафора.</text:p>
      <text:p text:style-name="P13"><text:span text:style-name="T5">Файлы программы</text:span><text:span text:style-name="T1">.</text:span></text:p>
      <text:p text:style-name="P40"><text:span text:style-name="T20">Файл </text:span><text:span text:style-name="T28">main.c</text:span></text:p>
      <text:p text:style-name="P35">#include &lt;stdio.h&gt;</text:p>
      <text:p text:style-name="P35">#include &lt;sys/mman.h&gt;</text:p>
      <text:p text:style-name="P35">#include &lt;sys/wait.h&gt; </text:p>
      <text:p text:style-name="P35">#include &lt;fcntl.h&gt;</text:p>
      <text:p text:style-name="P35">#include &lt;unistd.h&gt;</text:p>
      <text:p text:style-name="P35">#include &lt;semaphore.h&gt;</text:p>
      <text:p text:style-name="P35">#include &lt;errno.h&gt;</text:p>
      <text:p text:style-name="P35"/>
      <text:p text:style-name="P35">#include "queue.h"</text:p>
      <text:p text:style-name="P35">#include "lib.h" //some useful functions for UI</text:p>
      <text:p text:style-name="P35"/>
      <text:p text:style-name="P35">int main(){</text:p>
      <text:p text:style-name="P35"><text:tab/>const int ZERO_OFFSET = 0;</text:p>
      <text:p text:style-name="P35"><text:tab/>const int UNUSABLE_FILE_DESCRIPTOR = -1;</text:p>
      <text:p text:style-name="P35"><text:tab/>const size_t TEXT_MAP_SIZE = 100;</text:p>
      <text:p text:style-name="P35"><text:tab/>const size_t ANSWER_MAP_SIZE = 1;</text:p>
      <text:p text:style-name="P35"/>
      <text:p text:style-name="P35"><text:tab/>const int USE_SEMAPHORE_WITH_PROCESSES = 1;</text:p>
      <text:p text:style-name="P35"><text:tab/>const unsigned int INITIAL_SEMAPHORE_VALUE = 1;</text:p>
      <text:p text:style-name="P35"/>
      <text:p text:style-name="P35"/>
      <text:p text:style-name="P35"><text:tab/>print_help(STDOUT_FILENO);</text:p>
      <text:p text:style-name="P35"/>
      <text:p text:style-name="P35"><text:tab/>char *text_map = mmap(NULL,</text:p>
      <text:p text:style-name="P35"><text:tab/><text:tab/><text:tab/><text:tab/><text:tab/>TEXT_MAP_SIZE+1,</text:p>
      <text:p text:style-name="P35"><text:tab/><text:tab/><text:tab/><text:tab/><text:tab/>PROT_READ | PROT_WRITE,</text:p>
      <text:p text:style-name="P35"><text:tab/><text:tab/><text:tab/><text:tab/><text:tab/>MAP_SHARED | MAP_ANONYMOUS,</text:p>
      <text:p text:style-name="P35"><text:tab/><text:tab/><text:tab/><text:tab/><text:tab/>UNUSABLE_FILE_DESCRIPTOR,</text:p>
      <text:p text:style-name="P35"><text:tab/><text:tab/><text:tab/><text:tab/><text:tab/>ZERO_OFFSET);</text:p>
      <text:p text:style-name="P35"/>
      <text:p text:style-name="P35"><text:tab/>char *answer_map = mmap(NULL,</text:p>
      <text:p text:style-name="P35"><text:tab/><text:tab/><text:tab/><text:tab/><text:tab/><text:tab/><text:tab/>ANSWER_MAP_SIZE,</text:p>
      <text:p text:style-name="P35"><text:tab/><text:tab/><text:tab/><text:tab/><text:tab/><text:tab/><text:tab/>PROT_READ | PROT_WRITE,</text:p>
      <text:p text:style-name="P35"><text:tab/><text:tab/><text:tab/><text:tab/><text:tab/><text:tab/><text:tab/>MAP_SHARED | MAP_ANONYMOUS,</text:p>
      <text:p text:style-name="P35"><text:tab/><text:tab/><text:tab/><text:tab/><text:tab/><text:tab/><text:tab/>UNUSABLE_FILE_DESCRIPTOR,</text:p>
      <text:p text:style-name="P35"><text:tab/><text:tab/><text:tab/><text:tab/><text:tab/><text:tab/><text:tab/>ZERO_OFFSET);</text:p>
      <text:p text:style-name="P35"/>
      <text:p text:style-name="P35"><text:tab/>answer_map[0] = '1'; //some neutral value</text:p>
      <text:p text:style-name="P35"/>
      <text:p text:style-name="P35"><text:soft-page-break/><text:tab/>sem_t *semaphore = sem_open("mySem",</text:p>
      <text:p text:style-name="P35"><text:tab/><text:tab/><text:tab/><text:tab/><text:tab/><text:tab/><text:tab/><text:tab/>O_CREAT,</text:p>
      <text:p text:style-name="P35"><text:tab/><text:tab/><text:tab/><text:tab/><text:tab/><text:tab/><text:tab/><text:tab/>S_IRGRP | S_IWGRP,</text:p>
      <text:p text:style-name="P35"><text:tab/><text:tab/><text:tab/><text:tab/><text:tab/><text:tab/><text:tab/><text:tab/>INITIAL_SEMAPHORE_VALUE);</text:p>
      <text:p text:style-name="P35"><text:tab/>//sem_unlink("mySem");</text:p>
      <text:p text:style-name="P35"><text:tab/>//sem_close(semaphore);</text:p>
      <text:p text:style-name="P35"><text:tab/>//return 0;</text:p>
      <text:p text:style-name="P35"/>
      <text:p text:style-name="P35"><text:tab/>if(semaphore == SEM_FAILED){</text:p>
      <text:p text:style-name="P35"><text:tab/><text:tab/>printf("error number %d\n", errno);</text:p>
      <text:p text:style-name="P35"><text:tab/><text:tab/>printf("can not create semaphore. exiting with status 1\n");</text:p>
      <text:p text:style-name="P35"><text:tab/><text:tab/>exit(1);</text:p>
      <text:p text:style-name="P35"><text:tab/>}</text:p>
      <text:p text:style-name="P35"><text:tab/></text:p>
      <text:p text:style-name="P35"><text:tab/>pid_t sp = fork();</text:p>
      <text:p text:style-name="P35"/>
      <text:p text:style-name="P35"><text:tab/>if(sp &lt; 0){</text:p>
      <text:p text:style-name="P35"><text:tab/><text:tab/>char *ans = "Can not create a new process. Exiting with status \"1\"\n";</text:p>
      <text:p text:style-name="P35"><text:tab/><text:tab/>write(STDOUT_FILENO, ans, strlen(ans));</text:p>
      <text:p text:style-name="P35"><text:tab/><text:tab/>return 1;</text:p>
      <text:p text:style-name="P35"><text:tab/>}else if(sp &gt; 0){</text:p>
      <text:p text:style-name="P35"><text:tab/><text:tab/>//parent process</text:p>
      <text:p text:style-name="P35"/>
      <text:p text:style-name="P35"><text:tab/><text:tab/>while(true){</text:p>
      <text:p text:style-name="P35"><text:tab/><text:tab/><text:tab/>sem_wait(semaphore);</text:p>
      <text:p text:style-name="P35"><text:tab/><text:tab/><text:tab/></text:p>
      <text:p text:style-name="P35"><text:tab/><text:tab/><text:tab/>switch(answer_map[0]){</text:p>
      <text:p text:style-name="P35"><text:tab/><text:tab/><text:tab/><text:tab/>case 'b':</text:p>
      <text:p text:style-name="P35"><text:tab/><text:tab/><text:tab/><text:tab/><text:tab/>printf("wrong command\n");</text:p>
      <text:p text:style-name="P35"><text:tab/><text:tab/><text:tab/><text:tab/><text:tab/>break;</text:p>
      <text:p text:style-name="P35"><text:tab/><text:tab/><text:tab/><text:tab/>case 'e':</text:p>
      <text:p text:style-name="P35"><text:tab/><text:tab/><text:tab/><text:tab/><text:tab/>goto end;</text:p>
      <text:p text:style-name="P35"><text:tab/><text:tab/><text:tab/><text:tab/><text:tab/>break;</text:p>
      <text:p text:style-name="P35"><text:tab/><text:tab/><text:tab/><text:tab/>case 'p':</text:p>
      <text:p text:style-name="P35"><text:tab/><text:tab/><text:tab/><text:tab/><text:tab/>printf("%s\n", text_map);</text:p>
      <text:p text:style-name="P35"><text:tab/><text:tab/><text:tab/><text:tab/><text:tab/>break;</text:p>
      <text:p text:style-name="P35"><text:tab/><text:tab/><text:tab/><text:tab/>default:</text:p>
      <text:p text:style-name="P35"><text:tab/><text:tab/><text:tab/><text:tab/><text:tab/>break;</text:p>
      <text:p text:style-name="P35"><text:tab/><text:tab/><text:tab/>}</text:p>
      <text:p text:style-name="P35"/>
      <text:p text:style-name="P35"><text:tab/><text:tab/><text:tab/>write(STDOUT_FILENO, "&gt; ", 2);</text:p>
      <text:p text:style-name="P35"><text:tab/><text:tab/><text:tab/>int len = read(STDIN_FILENO, text_map, TEXT_MAP_SIZE);</text:p>
      <text:p text:style-name="P35"><text:tab/><text:tab/><text:tab/>text_map[len-1] = '\0';</text:p>
      <text:p text:style-name="P35"><text:tab/><text:tab/><text:tab/>sem_post(semaphore);</text:p>
      <text:p text:style-name="P35"><text:tab/><text:tab/><text:tab/>sleep(0.5);</text:p>
      <text:p text:style-name="P35"><text:tab/><text:tab/>}</text:p>
      <text:p text:style-name="P35"><text:tab/><text:tab/>end:</text:p>
      <text:p text:style-name="P35"><text:tab/><text:tab/></text:p>
      <text:p text:style-name="P35"><text:tab/><text:tab/>munmap(text_map, TEXT_MAP_SIZE);</text:p>
      <text:p text:style-name="P35"><text:tab/><text:tab/>munmap(answer_map, ANSWER_MAP_SIZE);</text:p>
      <text:p text:style-name="P35"><text:tab/><text:tab/>sem_close(semaphore);</text:p>
      <text:p text:style-name="P35"><text:tab/><text:tab/>sem_unlink("mySem");</text:p>
      <text:p text:style-name="P35"><text:tab/>}else{</text:p>
      <text:p text:style-name="P35"><text:soft-page-break/><text:tab/><text:tab/>//child process</text:p>
      <text:p text:style-name="P35"><text:tab/><text:tab/>queue *q = create_queue();</text:p>
      <text:p text:style-name="P35"/>
      <text:p text:style-name="P35"><text:tab/><text:tab/>while(true){</text:p>
      <text:p text:style-name="P35"><text:tab/><text:tab/><text:tab/>sem_wait(semaphore);</text:p>
      <text:p text:style-name="P35"/>
      <text:p text:style-name="P35"><text:tab/><text:tab/><text:tab/>const int cmd = check_command(text_map);</text:p>
      <text:p text:style-name="P35"><text:tab/><text:tab/><text:tab/>switch(cmd){</text:p>
      <text:p text:style-name="P35"><text:tab/><text:tab/><text:tab/><text:tab/>case WRONG_COMMAND:{</text:p>
      <text:p text:style-name="P35"><text:tab/><text:tab/><text:tab/><text:tab/><text:tab/>const char *answer = "b";</text:p>
      <text:p text:style-name="P35"><text:tab/><text:tab/><text:tab/><text:tab/><text:tab/>write_string(answer_map, answer, strlen(answer));</text:p>
      <text:p text:style-name="P35"><text:tab/><text:tab/><text:tab/><text:tab/><text:tab/>break;</text:p>
      <text:p text:style-name="P35"><text:tab/><text:tab/><text:tab/><text:tab/>}</text:p>
      <text:p text:style-name="P35"><text:tab/><text:tab/><text:tab/><text:tab/>case COMMAND_EXIT:{</text:p>
      <text:p text:style-name="P35"><text:tab/><text:tab/><text:tab/><text:tab/><text:tab/>const char *answer = "e";</text:p>
      <text:p text:style-name="P35"><text:tab/><text:tab/><text:tab/><text:tab/><text:tab/>write_string(answer_map, answer, strlen(answer));</text:p>
      <text:p text:style-name="P35"><text:tab/><text:tab/><text:tab/><text:tab/><text:tab/>destroy_queue(&amp;q);</text:p>
      <text:p text:style-name="P35"><text:tab/><text:tab/><text:tab/><text:tab/><text:tab/>sem_post(semaphore);</text:p>
      <text:p text:style-name="P35"><text:tab/><text:tab/><text:tab/><text:tab/><text:tab/>return 0;</text:p>
      <text:p text:style-name="P35"><text:tab/><text:tab/><text:tab/><text:tab/>}</text:p>
      <text:p text:style-name="P35"><text:tab/><text:tab/><text:tab/><text:tab/>case COMMAND_SHOW:{</text:p>
      <text:p text:style-name="P35"><text:tab/><text:tab/><text:tab/><text:tab/><text:tab/>//p for print</text:p>
      <text:p text:style-name="P35"><text:tab/><text:tab/><text:tab/><text:tab/><text:tab/>const char *answer = "p";</text:p>
      <text:p text:style-name="P35"><text:tab/><text:tab/><text:tab/><text:tab/><text:tab/>write_string(answer_map, answer, strlen(answer));</text:p>
      <text:p text:style-name="P35"><text:tab/><text:tab/><text:tab/><text:tab/><text:tab/>show(q, text_map, TEXT_MAP_SIZE);</text:p>
      <text:p text:style-name="P35"><text:tab/><text:tab/><text:tab/><text:tab/><text:tab/>break;</text:p>
      <text:p text:style-name="P35"><text:tab/><text:tab/><text:tab/><text:tab/>}</text:p>
      <text:p text:style-name="P35"><text:tab/><text:tab/><text:tab/><text:tab/>case COMMAND_FIRST:{</text:p>
      <text:p text:style-name="P35"><text:tab/><text:tab/><text:tab/><text:tab/><text:tab/>const char *answer = "p";</text:p>
      <text:p text:style-name="P35"><text:tab/><text:tab/><text:tab/><text:tab/><text:tab/>write_string(answer_map, answer, strlen(answer));</text:p>
      <text:p text:style-name="P35"><text:tab/><text:tab/><text:tab/><text:tab/><text:tab/>char *s = first(q);</text:p>
      <text:p text:style-name="P35"><text:tab/><text:tab/><text:tab/><text:tab/><text:tab/>if(s == NULL){</text:p>
      <text:p text:style-name="P35"><text:tab/><text:tab/><text:tab/><text:tab/><text:tab/><text:tab/>answer_map[0] = '\0';</text:p>
      <text:p text:style-name="P35"><text:tab/><text:tab/><text:tab/><text:tab/><text:tab/>}else{</text:p>
      <text:p text:style-name="P35"><text:tab/><text:tab/><text:tab/><text:tab/><text:tab/><text:tab/>write_string(text_map, s, strlen(s));</text:p>
      <text:p text:style-name="P35"><text:tab/><text:tab/><text:tab/><text:tab/><text:tab/><text:tab/>text_map[strlen(s)] = '\0';</text:p>
      <text:p text:style-name="P35"><text:tab/><text:tab/><text:tab/><text:tab/><text:tab/>}</text:p>
      <text:p text:style-name="P35"><text:tab/><text:tab/><text:tab/><text:tab/><text:tab/>break;</text:p>
      <text:p text:style-name="P35"><text:tab/><text:tab/><text:tab/><text:tab/>}</text:p>
      <text:p text:style-name="P35"><text:tab/><text:tab/><text:tab/><text:tab/>case COMMAND_LAST:{</text:p>
      <text:p text:style-name="P35"><text:tab/><text:tab/><text:tab/><text:tab/><text:tab/>const char *answer = "p";</text:p>
      <text:p text:style-name="P35"><text:tab/><text:tab/><text:tab/><text:tab/><text:tab/>write_string(answer_map, answer, strlen(answer));</text:p>
      <text:p text:style-name="P35"><text:tab/><text:tab/><text:tab/><text:tab/><text:tab/>char *s = last(q);</text:p>
      <text:p text:style-name="P35"><text:tab/><text:tab/><text:tab/><text:tab/><text:tab/>if(s == NULL){</text:p>
      <text:p text:style-name="P35"><text:tab/><text:tab/><text:tab/><text:tab/><text:tab/><text:tab/>answer_map[0] = '\0';</text:p>
      <text:p text:style-name="P35"><text:tab/><text:tab/><text:tab/><text:tab/><text:tab/>}else{</text:p>
      <text:p text:style-name="P35"><text:tab/><text:tab/><text:tab/><text:tab/><text:tab/><text:tab/>write_string(text_map, s, strlen(s));</text:p>
      <text:p text:style-name="P35"><text:tab/><text:tab/><text:tab/><text:tab/><text:tab/><text:tab/>text_map[strlen(s)] = '\0';</text:p>
      <text:p text:style-name="P35"><text:tab/><text:tab/><text:tab/><text:tab/><text:tab/>}</text:p>
      <text:p text:style-name="P35"><text:tab/><text:tab/><text:tab/><text:tab/><text:tab/>break;</text:p>
      <text:p text:style-name="P35"><text:tab/><text:tab/><text:tab/><text:tab/>}</text:p>
      <text:p text:style-name="P35"><text:tab/><text:tab/><text:tab/><text:tab/>case COMMAND_PUSH:{</text:p>
      <text:p text:style-name="P35"><text:tab/><text:tab/><text:tab/><text:tab/><text:tab/>const char *answer = "1";</text:p>
      <text:p text:style-name="P35"><text:tab/><text:tab/><text:tab/><text:tab/><text:tab/>write_string(answer_map, answer, strlen(answer));</text:p>
      <text:p text:style-name="P35"><text:soft-page-break/><text:tab/><text:tab/><text:tab/><text:tab/><text:tab/>char *to_push = slice(text_map, COMMAND_PUSH_LENGTH+1);</text:p>
      <text:p text:style-name="P35"><text:tab/><text:tab/><text:tab/><text:tab/><text:tab/>push(q, to_push);</text:p>
      <text:p text:style-name="P35"><text:tab/><text:tab/><text:tab/><text:tab/><text:tab/>break;</text:p>
      <text:p text:style-name="P35"><text:tab/><text:tab/><text:tab/><text:tab/>}</text:p>
      <text:p text:style-name="P35"><text:tab/><text:tab/><text:tab/><text:tab/>case COMMAND_POP:{</text:p>
      <text:p text:style-name="P35"><text:tab/><text:tab/><text:tab/><text:tab/><text:tab/>const char *answer = "1";</text:p>
      <text:p text:style-name="P35"><text:tab/><text:tab/><text:tab/><text:tab/><text:tab/>write_string(answer_map, answer, strlen(answer));</text:p>
      <text:p text:style-name="P35"><text:tab/><text:tab/><text:tab/><text:tab/><text:tab/>pop(q);</text:p>
      <text:p text:style-name="P35"><text:tab/><text:tab/><text:tab/><text:tab/><text:tab/>break;</text:p>
      <text:p text:style-name="P35"><text:tab/><text:tab/><text:tab/><text:tab/>}</text:p>
      <text:p text:style-name="P35"><text:tab/><text:tab/><text:tab/><text:tab/>case COMMAND_LEN:{</text:p>
      <text:p text:style-name="P35"><text:tab/><text:tab/><text:tab/><text:tab/><text:tab/>const char *answer = "p";</text:p>
      <text:p text:style-name="P35"><text:tab/><text:tab/><text:tab/><text:tab/><text:tab/>write_string(answer_map, answer, strlen(answer));</text:p>
      <text:p text:style-name="P35"><text:tab/><text:tab/><text:tab/><text:tab/><text:tab/>itoa(length(q), text_map);</text:p>
      <text:p text:style-name="P35"><text:tab/><text:tab/><text:tab/><text:tab/><text:tab/>break;</text:p>
      <text:p text:style-name="P35"><text:tab/><text:tab/><text:tab/><text:tab/>}</text:p>
      <text:p text:style-name="P35"><text:tab/><text:tab/><text:tab/><text:tab/>case COMMAND_EMPTY:{</text:p>
      <text:p text:style-name="P35"><text:tab/><text:tab/><text:tab/><text:tab/><text:tab/>const char *answer = "p";</text:p>
      <text:p text:style-name="P35"><text:tab/><text:tab/><text:tab/><text:tab/><text:tab/>write_string(answer_map, answer, strlen(answer));</text:p>
      <text:p text:style-name="P35"><text:tab/><text:tab/><text:tab/><text:tab/><text:tab/>if(is_empty(q)){</text:p>
      <text:p text:style-name="P35"><text:tab/><text:tab/><text:tab/><text:tab/><text:tab/><text:tab/>const char *s = "true";</text:p>
      <text:p text:style-name="P35"><text:tab/><text:tab/><text:tab/><text:tab/><text:tab/><text:tab/>write_string(text_map, s, strlen(s));</text:p>
      <text:p text:style-name="P35"><text:tab/><text:tab/><text:tab/><text:tab/><text:tab/><text:tab/>text_map[strlen(s)] = '\0';</text:p>
      <text:p text:style-name="P35"><text:tab/><text:tab/><text:tab/><text:tab/><text:tab/>}else{</text:p>
      <text:p text:style-name="P35"><text:tab/><text:tab/><text:tab/><text:tab/><text:tab/><text:tab/>const char *s = "false";</text:p>
      <text:p text:style-name="P35"><text:tab/><text:tab/><text:tab/><text:tab/><text:tab/><text:tab/>write_string(text_map, s, strlen(s));</text:p>
      <text:p text:style-name="P35"><text:tab/><text:tab/><text:tab/><text:tab/><text:tab/><text:tab/>text_map[strlen(s)] = '\0';</text:p>
      <text:p text:style-name="P35"><text:tab/><text:tab/><text:tab/><text:tab/><text:tab/>}</text:p>
      <text:p text:style-name="P35"><text:tab/><text:tab/><text:tab/><text:tab/><text:tab/>break;</text:p>
      <text:p text:style-name="P35"><text:tab/><text:tab/><text:tab/><text:tab/>}</text:p>
      <text:p text:style-name="P35"><text:tab/><text:tab/><text:tab/>}</text:p>
      <text:p text:style-name="P35"><text:tab/><text:tab/><text:tab/>sem_post(semaphore);</text:p>
      <text:p text:style-name="P35"><text:tab/><text:tab/><text:tab/>sleep(0.5);</text:p>
      <text:p text:style-name="P35"><text:tab/><text:tab/>}</text:p>
      <text:p text:style-name="P35"><text:tab/>}</text:p>
      <text:p text:style-name="P35">}</text:p>
      <text:p text:style-name="P37"/>
      <text:p text:style-name="P41"><text:span text:style-name="T30">Файл queue</text:span><text:span text:style-name="T29">.c</text:span></text:p>
      <text:p text:style-name="P35">#include "queue.h"</text:p>
      <text:p text:style-name="P35">#include "lib.h"</text:p>
      <text:p text:style-name="P35"/>
      <text:p text:style-name="P35">queue *create_queue(){</text:p>
      <text:p text:style-name="P35"><text:tab/>queue *q = malloc(sizeof(queue));</text:p>
      <text:p text:style-name="P35"><text:tab/>q-&gt;first = q-&gt;last = NULL;</text:p>
      <text:p text:style-name="P35"><text:tab/>q-&gt;size = 0;</text:p>
      <text:p text:style-name="P35"><text:tab/>return q;</text:p>
      <text:p text:style-name="P35">}</text:p>
      <text:p text:style-name="P35"/>
      <text:p text:style-name="P35">void destroy_queue(queue **q){</text:p>
      <text:p text:style-name="P35"><text:tab/>while(!is_empty(*q)){</text:p>
      <text:p text:style-name="P35"><text:tab/><text:tab/>pop(*q);</text:p>
      <text:p text:style-name="P35"><text:tab/>}</text:p>
      <text:p text:style-name="P35"><text:tab/>free(*q);</text:p>
      <text:p text:style-name="P35"><text:soft-page-break/><text:tab/>*q = NULL;</text:p>
      <text:p text:style-name="P35">}</text:p>
      <text:p text:style-name="P35"/>
      <text:p text:style-name="P35">void pop(queue *q){</text:p>
      <text:p text:style-name="P35"><text:tab/>if(is_empty(q)){</text:p>
      <text:p text:style-name="P35"><text:tab/><text:tab/>return;</text:p>
      <text:p text:style-name="P35"><text:tab/>}</text:p>
      <text:p text:style-name="P35"><text:tab/>if(q-&gt;size == 1){</text:p>
      <text:p text:style-name="P35"><text:tab/><text:tab/>free(q-&gt;first-&gt;value);</text:p>
      <text:p text:style-name="P35"><text:tab/><text:tab/>q-&gt;first-&gt;value = NULL;</text:p>
      <text:p text:style-name="P35"><text:tab/><text:tab/>free(q-&gt;first);</text:p>
      <text:p text:style-name="P35"><text:tab/><text:tab/>q-&gt;first = NULL;</text:p>
      <text:p text:style-name="P35"><text:tab/>}else{</text:p>
      <text:p text:style-name="P35"><text:tab/><text:tab/>q-&gt;first = q-&gt;first-&gt;next;</text:p>
      <text:p text:style-name="P35"><text:tab/><text:tab/>q-&gt;first-&gt;prev-&gt;next = NULL;</text:p>
      <text:p text:style-name="P35"><text:tab/><text:tab/>free(q-&gt;first-&gt;prev-&gt;value);</text:p>
      <text:p text:style-name="P35"><text:tab/><text:tab/>q-&gt;first-&gt;prev-&gt;value = NULL;</text:p>
      <text:p text:style-name="P35"><text:tab/><text:tab/>free(q-&gt;first-&gt;prev);</text:p>
      <text:p text:style-name="P35"><text:tab/><text:tab/>q-&gt;first-&gt;prev = NULL;</text:p>
      <text:p text:style-name="P35"><text:tab/>}</text:p>
      <text:p text:style-name="P35"><text:tab/>q-&gt;size--;</text:p>
      <text:p text:style-name="P35">}</text:p>
      <text:p text:style-name="P35"/>
      <text:p text:style-name="P35">void push(queue *q, char *data){</text:p>
      <text:p text:style-name="P35"><text:tab/>if(data == NULL){</text:p>
      <text:p text:style-name="P35"><text:tab/><text:tab/>return;</text:p>
      <text:p text:style-name="P35"><text:tab/>}</text:p>
      <text:p text:style-name="P35"><text:tab/>if(is_empty(q)){</text:p>
      <text:p text:style-name="P35"><text:tab/><text:tab/>q-&gt;first = malloc(sizeof(node));</text:p>
      <text:p text:style-name="P35"><text:tab/><text:tab/>q-&gt;first-&gt;next = NULL;</text:p>
      <text:p text:style-name="P35"><text:tab/><text:tab/>q-&gt;first-&gt;prev = NULL;</text:p>
      <text:p text:style-name="P35"><text:tab/><text:tab/>q-&gt;last = q-&gt;first;</text:p>
      <text:p text:style-name="P35"><text:tab/><text:tab/>q-&gt;first-&gt;value = data;</text:p>
      <text:p text:style-name="P35"><text:tab/>}else{</text:p>
      <text:p text:style-name="P35"><text:tab/><text:tab/>q-&gt;last-&gt;next = malloc(sizeof(node));</text:p>
      <text:p text:style-name="P35"><text:tab/><text:tab/>q-&gt;last-&gt;next-&gt;prev = q-&gt;last;</text:p>
      <text:p text:style-name="P35"><text:tab/><text:tab/>q-&gt;last-&gt;next-&gt;next = NULL;</text:p>
      <text:p text:style-name="P35"><text:tab/><text:tab/>q-&gt;last-&gt;next-&gt;value = data; </text:p>
      <text:p text:style-name="P35"><text:tab/><text:tab/>q-&gt;last = q-&gt;last-&gt;next;</text:p>
      <text:p text:style-name="P35"><text:tab/>}<text:tab/></text:p>
      <text:p text:style-name="P35"><text:tab/>q-&gt;size++;</text:p>
      <text:p text:style-name="P35">}</text:p>
      <text:p text:style-name="P35"/>
      <text:p text:style-name="P35"/>
      <text:p text:style-name="P35">char *first(const queue *q){</text:p>
      <text:p text:style-name="P35"><text:tab/>if(is_empty(q)){</text:p>
      <text:p text:style-name="P35"><text:tab/><text:tab/>return NULL;</text:p>
      <text:p text:style-name="P35"><text:tab/>}</text:p>
      <text:p text:style-name="P35"><text:tab/>return q-&gt;first-&gt;value;</text:p>
      <text:p text:style-name="P35">}</text:p>
      <text:p text:style-name="P35"/>
      <text:p text:style-name="P35">char *last(const queue *q){</text:p>
      <text:p text:style-name="P35"><text:tab/>if(is_empty(q)){</text:p>
      <text:p text:style-name="P35"><text:tab/><text:tab/>return NULL;</text:p>
      <text:p text:style-name="P35"><text:soft-page-break/><text:tab/>}</text:p>
      <text:p text:style-name="P35"><text:tab/>return q-&gt;last-&gt;value;</text:p>
      <text:p text:style-name="P35">}</text:p>
      <text:p text:style-name="P35"/>
      <text:p text:style-name="P35">bool is_empty(const queue *q){</text:p>
      <text:p text:style-name="P35"><text:tab/>return q-&gt;size == 0;</text:p>
      <text:p text:style-name="P35">}</text:p>
      <text:p text:style-name="P35"/>
      <text:p text:style-name="P35">size_t length(const queue *q){</text:p>
      <text:p text:style-name="P35"><text:tab/>return q-&gt;size;</text:p>
      <text:p text:style-name="P35">}</text:p>
      <text:p text:style-name="P35"/>
      <text:p text:style-name="P35">void show(queue *q, char *to, size_t max_length){</text:p>
      <text:p text:style-name="P35"><text:tab/>if(is_empty(q)){</text:p>
      <text:p text:style-name="P35"><text:tab/><text:tab/>to[0] = '\0';</text:p>
      <text:p text:style-name="P35"><text:tab/><text:tab/>return;</text:p>
      <text:p text:style-name="P35"><text:tab/>}</text:p>
      <text:p text:style-name="P35"><text:tab/>int i = 0;</text:p>
      <text:p text:style-name="P35"><text:tab/>node *temp = q-&gt;first;</text:p>
      <text:p text:style-name="P35"><text:tab/>while(i &lt; max_length &amp;&amp; temp != NULL){</text:p>
      <text:p text:style-name="P35"><text:tab/><text:tab/>char *s = temp-&gt;value;</text:p>
      <text:p text:style-name="P35"><text:tab/><text:tab/>if(i + strlen(s) + 1 &gt; max_length){</text:p>
      <text:p text:style-name="P35"><text:tab/><text:tab/><text:tab/>break;</text:p>
      <text:p text:style-name="P35"><text:tab/><text:tab/>}else{</text:p>
      <text:p text:style-name="P35"><text:tab/><text:tab/><text:tab/>write_string(to + i, s, strlen(s));</text:p>
      <text:p text:style-name="P35"><text:tab/><text:tab/><text:tab/>i += strlen(s);</text:p>
      <text:p text:style-name="P35"><text:tab/><text:tab/><text:tab/>to[i++] = ' ';</text:p>
      <text:p text:style-name="P35"><text:tab/><text:tab/>}</text:p>
      <text:p text:style-name="P35"><text:tab/><text:tab/>temp = temp-&gt;next;</text:p>
      <text:p text:style-name="P35"><text:tab/>}</text:p>
      <text:p text:style-name="P35"><text:tab/>to[i] = '\0';</text:p>
      <text:p text:style-name="P35">}</text:p>
      <text:p text:style-name="P37"/>
      <text:p text:style-name="P38">Файл lib.c</text:p>
      <text:p text:style-name="P36">#include "lib.h"</text:p>
      <text:p text:style-name="P36"/>
      <text:p text:style-name="P36">void print_help(const int ostream){</text:p>
      <text:p text:style-name="P36"><text:tab/>char *str[] = {</text:p>
      <text:p text:style-name="P36"><text:tab/><text:tab/>"Welcome to the UI!\n",</text:p>
      <text:p text:style-name="P36"><text:tab/><text:tab/>"List of the commands:\n",</text:p>
      <text:p text:style-name="P36"><text:tab/><text:tab/>"0. exit - exit from program\n",</text:p>
      <text:p text:style-name="P36"><text:tab/><text:tab/>"1. show - show the queue\n",</text:p>
      <text:p text:style-name="P36"><text:tab/><text:tab/>"2. first - top of the queue\n",</text:p>
      <text:p text:style-name="P36"><text:tab/><text:tab/>"3. last - back of the queue\n",</text:p>
      <text:p text:style-name="P36"><text:tab/><text:tab/>"4. push VALUE - push the VALUE to the queue\n",</text:p>
      <text:p text:style-name="P36"><text:tab/><text:tab/>"5. pop - pop the first element from the queue\n",</text:p>
      <text:p text:style-name="P36"><text:tab/><text:tab/>"6. len - length of the queue\n",</text:p>
      <text:p text:style-name="P36"><text:tab/><text:tab/>"7. empty - is the queue empty?\n",</text:p>
      <text:p text:style-name="P36"><text:tab/><text:tab/>"\n-----\nAttention! The limit of input string is 100 symbols!\n-----\n",</text:p>
      <text:p text:style-name="P36"><text:tab/><text:tab/>"@"</text:p>
      <text:p text:style-name="P36"><text:tab/>};</text:p>
      <text:p text:style-name="P36"><text:tab/>for(int i = 0; str[i][0] != '@'; i++){</text:p>
      <text:p text:style-name="P36"><text:tab/><text:tab/>write(ostream, str[i], strlen(str[i]));</text:p>
      <text:p text:style-name="P36"><text:soft-page-break/><text:tab/>}</text:p>
      <text:p text:style-name="P36">}</text:p>
      <text:p text:style-name="P36"/>
      <text:p text:style-name="P36">bool find_substring(char *where, const char *what){</text:p>
      <text:p text:style-name="P36"><text:tab/>const int whereSize = strlen(where);</text:p>
      <text:p text:style-name="P36"><text:tab/>const int whatSize = strlen(what);</text:p>
      <text:p text:style-name="P36"><text:tab/></text:p>
      <text:p text:style-name="P36"><text:tab/>if(whereSize &lt; whatSize){</text:p>
      <text:p text:style-name="P36"><text:tab/><text:tab/>return false;</text:p>
      <text:p text:style-name="P36"><text:tab/>}else if(whereSize == whatSize){</text:p>
      <text:p text:style-name="P36"><text:tab/><text:tab/>for(int i = 0; i &lt; whereSize; i++){</text:p>
      <text:p text:style-name="P36"><text:tab/><text:tab/><text:tab/>if(what[i] != where[i]){</text:p>
      <text:p text:style-name="P36"><text:tab/><text:tab/><text:tab/><text:tab/>return false;</text:p>
      <text:p text:style-name="P36"><text:tab/><text:tab/><text:tab/>}</text:p>
      <text:p text:style-name="P36"><text:tab/><text:tab/>}</text:p>
      <text:p text:style-name="P36"><text:tab/><text:tab/>return true;</text:p>
      <text:p text:style-name="P36"><text:tab/>}else{</text:p>
      <text:p text:style-name="P36"><text:tab/><text:tab/>for(int i = 0; i &lt;= whatSize; i++){</text:p>
      <text:p text:style-name="P36"><text:tab/><text:tab/><text:tab/>if(what[i] == '\0' &amp;&amp; (where[i] == ' ' || where[i] == '\t')){</text:p>
      <text:p text:style-name="P36"><text:tab/><text:tab/><text:tab/><text:tab/>return true;</text:p>
      <text:p text:style-name="P36"><text:tab/><text:tab/><text:tab/>}</text:p>
      <text:p text:style-name="P36"/>
      <text:p text:style-name="P36"><text:tab/><text:tab/><text:tab/>if(what[i] != where[i]){</text:p>
      <text:p text:style-name="P36"><text:tab/><text:tab/><text:tab/><text:tab/>return false;</text:p>
      <text:p text:style-name="P36"><text:tab/><text:tab/><text:tab/>}</text:p>
      <text:p text:style-name="P36"><text:tab/><text:tab/>}</text:p>
      <text:p text:style-name="P36"><text:tab/>}</text:p>
      <text:p text:style-name="P36">}</text:p>
      <text:p text:style-name="P36"/>
      <text:p text:style-name="P36">int check_command(char *a){</text:p>
      <text:p text:style-name="P36"><text:tab/>char *commands[] = {"exit", "show", "first", "last", "push", "pop", "len", "empty"};</text:p>
      <text:p text:style-name="P36"><text:tab/>for(int i = 0; i &lt;= 7; i++){</text:p>
      <text:p text:style-name="P36"><text:tab/><text:tab/>if(find_substring(a, commands[i]) == true){</text:p>
      <text:p text:style-name="P36"><text:tab/><text:tab/><text:tab/>return i;</text:p>
      <text:p text:style-name="P36"><text:tab/><text:tab/>}</text:p>
      <text:p text:style-name="P36"><text:tab/>}</text:p>
      <text:p text:style-name="P36"><text:tab/>return -1; //команда не найдена</text:p>
      <text:p text:style-name="P36">}</text:p>
      <text:p text:style-name="P36"/>
      <text:p text:style-name="P36">void itoa(int n, char *s){</text:p>
      <text:p text:style-name="P36"><text:tab/>int i, sign;</text:p>
      <text:p text:style-name="P36"><text:tab/>if((sign = n) &lt; 0){</text:p>
      <text:p text:style-name="P36"><text:tab/><text:tab/>n = -n;</text:p>
      <text:p text:style-name="P36"><text:tab/>}</text:p>
      <text:p text:style-name="P36"><text:tab/>i = 0;</text:p>
      <text:p text:style-name="P36"><text:tab/>do{</text:p>
      <text:p text:style-name="P36"><text:tab/><text:tab/>s[i++] = n % 10 + '0';</text:p>
      <text:p text:style-name="P36"><text:tab/>}while ((n /= 10) &gt; 0); <text:s/></text:p>
      <text:p text:style-name="P36"><text:tab/>if(sign &lt; 0){</text:p>
      <text:p text:style-name="P36"><text:tab/><text:tab/>s[i++] = '-';</text:p>
      <text:p text:style-name="P36"><text:tab/>}</text:p>
      <text:p text:style-name="P36"><text:tab/>s[i] = '\0';</text:p>
      <text:p text:style-name="P36"><text:soft-page-break/><text:tab/>reverse(s);</text:p>
      <text:p text:style-name="P36">}</text:p>
      <text:p text:style-name="P36"/>
      <text:p text:style-name="P36">void reverse(char *s){</text:p>
      <text:p text:style-name="P36"><text:tab/>int i, j;</text:p>
      <text:p text:style-name="P36"><text:tab/>char c;</text:p>
      <text:p text:style-name="P36"/>
      <text:p text:style-name="P36"><text:tab/>for(i = 0, j = strlen(s)-1; i &lt; j; i++, j--){</text:p>
      <text:p text:style-name="P36"><text:tab/><text:tab/>c = s[i];</text:p>
      <text:p text:style-name="P36"><text:tab/><text:tab/>s[i] = s[j];</text:p>
      <text:p text:style-name="P36"><text:tab/><text:tab/>s[j] = c;</text:p>
      <text:p text:style-name="P36"><text:tab/>}</text:p>
      <text:p text:style-name="P36">}</text:p>
      <text:p text:style-name="P36"/>
      <text:p text:style-name="P36"/>
      <text:p text:style-name="P36">char *slice(const char *a, const int begin){ //[begin, end]</text:p>
      <text:p text:style-name="P36"><text:tab/>if(begin &gt;= strlen(a)){</text:p>
      <text:p text:style-name="P36"><text:tab/><text:tab/>return NULL;</text:p>
      <text:p text:style-name="P36"><text:tab/>}</text:p>
      <text:p text:style-name="P36"><text:tab/>char *result = malloc( sizeof(char) * (strlen(a)-begin+1) );</text:p>
      <text:p text:style-name="P36"><text:tab/>int i;</text:p>
      <text:p text:style-name="P36"><text:tab/>for(i = begin; i &lt; strlen(a); i++){</text:p>
      <text:p text:style-name="P36"><text:tab/><text:tab/>result[i-begin] = a[i];</text:p>
      <text:p text:style-name="P36"><text:tab/>}</text:p>
      <text:p text:style-name="P36"><text:tab/>result[i-begin] = '\0';</text:p>
      <text:p text:style-name="P36"><text:tab/>return result;</text:p>
      <text:p text:style-name="P36">}</text:p>
      <text:p text:style-name="P36"/>
      <text:p text:style-name="P36">void write_string(char *to, const char *from, size_t size){</text:p>
      <text:p text:style-name="P36"><text:tab/>for(int i = 0; i &lt; size; i++){</text:p>
      <text:p text:style-name="P36"><text:tab/><text:tab/>to[i] = from[i];</text:p>
      <text:p text:style-name="P36"><text:tab/>}</text:p>
      <text:p text:style-name="P36">}</text:p>
      <text:p text:style-name="P37"/>
      <text:p text:style-name="P39">Файл <text:span text:style-name="T23">lib</text:span>.h</text:p>
      <text:p text:style-name="P35"/>
      <text:p text:style-name="P35">#ifndef _LIB_H_</text:p>
      <text:p text:style-name="P35">#define _LIB_H_</text:p>
      <text:p text:style-name="P35"/>
      <text:p text:style-name="P35">#include &lt;string.h&gt;</text:p>
      <text:p text:style-name="P35">#include &lt;stdlib.h&gt;</text:p>
      <text:p text:style-name="P35">#include &lt;stdbool.h&gt;</text:p>
      <text:p text:style-name="P35">#include &lt;unistd.h&gt;</text:p>
      <text:p text:style-name="P35"/>
      <text:p text:style-name="P35">#define WRONG_COMMAND -1</text:p>
      <text:p text:style-name="P35">#define COMMAND_EXIT 0</text:p>
      <text:p text:style-name="P35">#define COMMAND_SHOW 1</text:p>
      <text:p text:style-name="P35">#define COMMAND_FIRST 2</text:p>
      <text:p text:style-name="P35">#define COMMAND_LAST 3</text:p>
      <text:p text:style-name="P35">#define COMMAND_PUSH 4</text:p>
      <text:p text:style-name="P35">#define COMMAND_POP 5</text:p>
      <text:p text:style-name="P35">#define COMMAND_LEN 6</text:p>
      <text:p text:style-name="P35">#define COMMAND_EMPTY 7</text:p>
      <text:p text:style-name="P35"/>
      <text:p text:style-name="P35"><text:soft-page-break/>#define COMMAND_PUSH_LENGTH 4</text:p>
      <text:p text:style-name="P35"/>
      <text:p text:style-name="P35">void print_help(const int ostream);</text:p>
      <text:p text:style-name="P35">int check_command(char *a);</text:p>
      <text:p text:style-name="P35">bool find_substring(char *where, const char *what);</text:p>
      <text:p text:style-name="P35">void itoa(int n, char *s); //by K&amp;R</text:p>
      <text:p text:style-name="P35">void reverse(char *s);</text:p>
      <text:p text:style-name="P35">char *slice(const char *a, const int begin);</text:p>
      <text:p text:style-name="P35">void write_string(char *to, const char *from, size_t size);</text:p>
      <text:p text:style-name="P35"/>
      <text:p text:style-name="P35">#endif</text:p>
      <text:p text:style-name="P35"/>
      <text:p text:style-name="P38">Файл queue.h</text:p>
      <text:p text:style-name="P36"/>
      <text:p text:style-name="P36">#ifndef _QUEUE_H_</text:p>
      <text:p text:style-name="P36">#define _QUEUE_H_</text:p>
      <text:p text:style-name="P36"/>
      <text:p text:style-name="P36">#include &lt;stdbool.h&gt;</text:p>
      <text:p text:style-name="P36">#include &lt;stdlib.h&gt;</text:p>
      <text:p text:style-name="P36">#include &lt;string.h&gt;</text:p>
      <text:p text:style-name="P36"/>
      <text:p text:style-name="P36">typedef struct node node;</text:p>
      <text:p text:style-name="P36">typedef struct queue queue;</text:p>
      <text:p text:style-name="P36"/>
      <text:p text:style-name="P36">struct node{</text:p>
      <text:p text:style-name="P36"><text:tab/>node *next;</text:p>
      <text:p text:style-name="P36"><text:tab/>node *prev;</text:p>
      <text:p text:style-name="P36"><text:tab/>char *value;</text:p>
      <text:p text:style-name="P36">};</text:p>
      <text:p text:style-name="P36"/>
      <text:p text:style-name="P36">struct queue{</text:p>
      <text:p text:style-name="P36"><text:tab/>node *first;</text:p>
      <text:p text:style-name="P36"><text:tab/>node *last;</text:p>
      <text:p text:style-name="P36"><text:tab/>size_t size;</text:p>
      <text:p text:style-name="P36">};</text:p>
      <text:p text:style-name="P36"/>
      <text:p text:style-name="P36">queue *create_queue();</text:p>
      <text:p text:style-name="P36">void destroy_queue(queue **q);</text:p>
      <text:p text:style-name="P36"/>
      <text:p text:style-name="P36">void pop(queue *q);</text:p>
      <text:p text:style-name="P36">void push(queue *q, char *data);</text:p>
      <text:p text:style-name="P36"/>
      <text:p text:style-name="P36">char *first(const queue *q);</text:p>
      <text:p text:style-name="P36">char *last(const queue *q);</text:p>
      <text:p text:style-name="P36"/>
      <text:p text:style-name="P36">bool is_empty(const queue *q);</text:p>
      <text:p text:style-name="P36"/>
      <text:p text:style-name="P36">size_t length(const queue *q);</text:p>
      <text:p text:style-name="P36"/>
      <text:p text:style-name="P36">void show(queue *q, char *to, size_t max_length);</text:p>
      <text:p text:style-name="P36"/>
      <text:p text:style-name="P36">#endif</text:p>
      <text:p text:style-name="P37"/>
      <text:p text:style-name="P16"/>
      <text:p text:style-name="P16"/>
      <text:p text:style-name="P4"><text:soft-page-break/>Демонстрация работы программы.</text:p>
      <text:p text:style-name="P19">Welcome to the UI!</text:p>
      <text:p text:style-name="P19">List of the commands:</text:p>
      <text:p text:style-name="P19">0. exit - exit from program</text:p>
      <text:p text:style-name="P19">1. show - show the queue</text:p>
      <text:p text:style-name="P19">2. first - top of the queue</text:p>
      <text:p text:style-name="P19">3. last - back of the queue</text:p>
      <text:p text:style-name="P19">4. push VALUE - push the VALUE to the queue</text:p>
      <text:p text:style-name="P19">5. pop - pop the first element from the queue</text:p>
      <text:p text:style-name="P19">6. len - length of the queue</text:p>
      <text:p text:style-name="P19">7. empty - is the queue empty?</text:p>
      <text:p text:style-name="P19"/>
      <text:p text:style-name="P19">-----</text:p>
      <text:p text:style-name="P19">Attention! The limit of input string is 100 symbols!</text:p>
      <text:p text:style-name="P19">-----</text:p>
      <text:p text:style-name="P19">&gt; push 13</text:p>
      <text:p text:style-name="P19">&gt; push ziziz</text:p>
      <text:p text:style-name="P19">&gt; first</text:p>
      <text:p text:style-name="P19">13</text:p>
      <text:p text:style-name="P19">&gt; last</text:p>
      <text:p text:style-name="P19">ziziz</text:p>
      <text:p text:style-name="P19">&gt; push 456</text:p>
      <text:p text:style-name="P19">&gt; push 789</text:p>
      <text:p text:style-name="P19">&gt; first</text:p>
      <text:p text:style-name="P19">13</text:p>
      <text:p text:style-name="P19">&gt; last</text:p>
      <text:p text:style-name="P19">789</text:p>
      <text:p text:style-name="P19">&gt; show</text:p>
      <text:p text:style-name="P19">13 ziziz 456 789 </text:p>
      <text:p text:style-name="P19">&gt; len</text:p>
      <text:p text:style-name="P19">4</text:p>
      <text:p text:style-name="P19">&gt; empty</text:p>
      <text:p text:style-name="P19">false</text:p>
      <text:p text:style-name="P19">&gt; pop</text:p>
      <text:p text:style-name="P19">&gt; pop</text:p>
      <text:p text:style-name="P19">&gt; pop</text:p>
      <text:p text:style-name="P19">&gt; pop</text:p>
      <text:p text:style-name="P19">&gt; empty</text:p>
      <text:p text:style-name="P19">true</text:p>
      <text:p text:style-name="P19">&gt; exit</text:p>
      <text:p text:style-name="P5">Вывод</text:p>
      <text:p text:style-name="P10">Программа позволяет считывать и обрабатывать команды от пользователя. <text:span text:style-name="T31">Использование file mapping позволяет делать меньше системных вызовов в отличие от работы с pipe, что может ускорить работу программ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ira Mono" svg:font-family="'Fira Mono'" style:font-pitch="fixed"/>
    <style:font-face style:name="Ubuntu Mono" svg:font-family="'Ubuntu Mono'" style:font-pitch="fixed"/>
    <style:font-face style:name="Ayuthaya" svg:font-family="Ayuthaya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yuthaya1" svg:font-family="Ayuthaya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1.812cm" fo:margin-right="1.48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13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19-11-29T19:58:22.382569590</dc:date>
    <meta:editing-cycles>58</meta:editing-cycles>
    <meta:editing-duration>PT3H10M3S</meta:editing-duration>
    <meta:generator>LibreOffice/6.0.7.3$Linux_X86_64 LibreOffice_project/00m0$Build-3</meta:generator>
    <meta:document-statistic meta:table-count="0" meta:image-count="0" meta:object-count="0" meta:page-count="13" meta:paragraph-count="489" meta:word-count="1517" meta:character-count="11223" meta:non-whitespace-character-count="93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